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officeooo:rsid="00190a75" officeooo:paragraph-rsid="00190a75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188cf9" officeooo:paragraph-rsid="00188cf9"/>
    </style:style>
    <style:style style:name="P4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paragraph-rsid="001d23ab"/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officeooo:paragraph-rsid="001d23ab"/>
    </style:style>
    <style:style style:name="P6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officeooo:paragraph-rsid="00237196"/>
    </style:style>
    <style:style style:name="P7" style:family="paragraph" style:parent-style-name="Heading_20_2">
      <style:text-properties officeooo:paragraph-rsid="001de4b3"/>
    </style:style>
    <style:style style:name="P8" style:family="paragraph" style:parent-style-name="Heading_20_1">
      <style:text-properties officeooo:paragraph-rsid="001a55fb"/>
    </style:style>
    <style:style style:name="P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T1" style:family="text">
      <style:text-properties officeooo:rsid="001de4b3"/>
    </style:style>
    <style:style style:name="T2" style:family="text">
      <style:text-properties officeooo:rsid="0022c438"/>
    </style:style>
    <style:style style:name="T3" style:family="text">
      <style:text-properties officeooo:rsid="00237196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link-end/>
            <text:index-entry-text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"><text:a xlink:type="simple" xlink:href="#__RefHeading__544_900885140" text:style-name="Index_20_Link" text:visited-style-name="Index_20_Link">1.</text:a>Circuit elements<text:a xlink:type="simple" xlink:href="#__RefHeading__544_900885140" text:style-name="Index_20_Link" text:visited-style-name="Index_20_Link"><text:tab/>2</text:a></text:p>
          <text:p text:style-name="P10"><text:a xlink:type="simple" xlink:href="#__RefHeading__546_900885140" text:style-name="Index_20_Link" text:visited-style-name="Index_20_Link">1.1. ADAS1000<text:tab/>2</text:a></text:p>
          <text:p text:style-name="P10"><text:a xlink:type="simple" xlink:href="#__RefHeading__548_900885140" text:style-name="Index_20_Link" text:visited-style-name="Index_20_Link">1.2. TMP102 2x<text:tab/>2</text:a></text:p>
          <text:p text:style-name="P10"><text:a xlink:type="simple" xlink:href="#__RefHeading__550_900885140" text:style-name="Index_20_Link" text:visited-style-name="Index_20_Link">1.3. Voltage regulator ADP151<text:tab/>2</text:a></text:p>
          <text:p text:style-name="P10"><text:a xlink:type="simple" xlink:href="#__RefHeading__213_2089978178" text:style-name="Index_20_Link" text:visited-style-name="Index_20_Link">1.4. SMD 10 uF ceramic capacitors for voltage regulator<text:tab/>2</text:a></text:p>
          <text:p text:style-name="P10"><text:a xlink:type="simple" xlink:href="#__RefHeading__165_1124714455" text:style-name="Index_20_Link" text:visited-style-name="Index_20_Link">1.5. SMD 100 nF Decoupling capacitors<text:tab/>2</text:a></text:p>
          <text:p text:style-name="P10"><text:a xlink:type="simple" xlink:href="#__RefHeading__167_1124714455" text:style-name="Index_20_Link" text:visited-style-name="Index_20_Link">1.6. SMD Electrolytic capacitor<text:tab/>2</text:a></text:p>
          <text:p text:style-name="P10"><text:a xlink:type="simple" xlink:href="#__RefHeading__169_1124714455" text:style-name="Index_20_Link" text:visited-style-name="Index_20_Link">1.7. SMD LED<text:tab/>2</text:a></text:p>
          <text:p text:style-name="P10"><text:a xlink:type="simple" xlink:href="#__RefHeading__171_1124714455" text:style-name="Index_20_Link" text:visited-style-name="Index_20_Link">1.8. SMD resistors<text:tab/>2</text:a></text:p>
          <text:p text:style-name="P9"><text:a xlink:type="simple" xlink:href="#__RefHeading__552_900885140" text:style-name="Index_20_Link" text:visited-style-name="Index_20_Link">2.</text:a> Power supply<text:a xlink:type="simple" xlink:href="#__RefHeading__552_900885140" text:style-name="Index_20_Link" text:visited-style-name="Index_20_Link"><text:tab/>2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P8" text:outline-level="1"><text:bookmark-start text:name="__RefHeading__544_900885140"/>Circuit elements<text:bookmark-end text:name="__RefHeading__544_900885140"/></text:h>
      <text:h text:style-name="Heading_20_2" text:outline-level="2"><text:bookmark-start text:name="__RefHeading__546_900885140"/><text:s/>ADAS1000<text:bookmark-end text:name="__RefHeading__546_900885140"/></text:h>
      <text:h text:style-name="Heading_20_2" text:outline-level="2"><text:bookmark-start text:name="__RefHeading__548_900885140"/><text:s/>TMP102 <text:span text:style-name="T1">2x</text:span><text:bookmark-end text:name="__RefHeading__548_900885140"/></text:h>
      <text:h text:style-name="Heading_20_2" text:outline-level="2"><text:bookmark-start text:name="__RefHeading__550_900885140"/><text:s/>Voltage regulator <text:span text:style-name="T2">ADP151</text:span><text:bookmark-end text:name="__RefHeading__550_900885140"/></text:h>
      <text:h text:style-name="Heading_20_2" text:outline-level="2"><text:bookmark-start text:name="__RefHeading__213_2089978178"/><text:s/>SMD 10 uF ceramic capacitors for voltage regulator<text:bookmark-end text:name="__RefHeading__213_2089978178"/></text:h>
      <text:h text:style-name="P7" text:outline-level="2"><text:bookmark-start text:name="__RefHeading__165_1124714455"/><text:s/>SMD 100 nF Decoupling capacitors<text:bookmark-end text:name="__RefHeading__165_1124714455"/></text:h>
      <text:h text:style-name="Heading_20_2" text:outline-level="2"><text:bookmark-start text:name="__RefHeading__167_1124714455"/><text:span text:style-name="T1"><text:s/>SMD </text:span>Electrolytic capacitor <text:bookmark-end text:name="__RefHeading__167_1124714455"/></text:h>
      <text:h text:style-name="Heading_20_2" text:outline-level="2"><text:bookmark-start text:name="__RefHeading__169_1124714455"/><text:s/>SMD LED <text:bookmark-end text:name="__RefHeading__169_1124714455"/></text:h>
      <text:h text:style-name="Heading_20_2" text:outline-level="2"><text:bookmark-start text:name="__RefHeading__171_1124714455"/><text:s/>SMD resistors<text:bookmark-end text:name="__RefHeading__171_1124714455"/></text:h>
      <text:p text:style-name="Text_20_body"/>
      <text:h text:style-name="Heading_20_1" text:outline-level="1"><text:bookmark-start text:name="__RefHeading__552_900885140"/><text:s/>Power supply<text:bookmark-end text:name="__RefHeading__552_900885140"/></text:h>
      <text:p text:style-name="P5">ADAS1000 Power supply </text:p>
      <text:p text:style-name="P6">+5 V from raspberry pi goes to <text:span text:style-name="T2">ADP151</text:span> voltage regulator which sets output voltage to +3.3 V. <text:span text:style-name="T3">According to data sheet the regulator needs ceramic concentrators to achieve better stability. 1 uF is recommended but 10 uF will be used. 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90a75" officeooo:paragraph-rsid="00190a75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ECG project notes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lan </meta:initial-creator>
    <meta:creation-date>2014-03-14T00:41:21.562867092</meta:creation-date>
    <dc:date>2014-03-16T22:23:35.380415255</dc:date>
    <dc:creator>Kolan </dc:creator>
    <meta:editing-duration>PT55M39S</meta:editing-duration>
    <meta:editing-cycles>14</meta:editing-cycles>
    <meta:generator>LibreOffice/4.1.3.2$Linux_X86_64 LibreOffice_project/410m0$Build-2</meta:generator>
    <meta:document-statistic meta:table-count="0" meta:image-count="0" meta:object-count="0" meta:page-count="2" meta:paragraph-count="25" meta:word-count="139" meta:character-count="795" meta:non-whitespace-character-count="678"/>
  </office:meta>
</office:document-meta>
</file>